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6E00000095063C5BDE.png" manifest:media-type=""/>
  <manifest:file-entry manifest:full-path="Pictures/100000000000006F0000009572EAC440.png" manifest:media-type=""/>
  <manifest:file-entry manifest:full-path="Pictures/100000000000011100000132C42E04AE.png" manifest:media-type=""/>
  <manifest:file-entry manifest:full-path="Pictures/1000000000000391000000D29247930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857cm" svg:height="1.619cm" svg:x="0.128cm" svg:y="0.635cm">
          <draw:image xlink:href="Pictures/1000000000000391000000D292479300.png" xlink:type="simple" xlink:show="embed" xlink:actuate="onLoad">
            <text:p/>
          </draw:image>
        </draw:frame>
        <draw:frame draw:style-name="gr1" draw:text-style-name="P1" draw:layer="layout" svg:width="1.016cm" svg:height="1.27cm" svg:x="0.381cm" svg:y="2.794cm">
          <draw:image xlink:href="Pictures/100000000000006F0000009572EAC440.png" xlink:type="simple" xlink:show="embed" xlink:actuate="onLoad">
            <text:p/>
          </draw:image>
        </draw:frame>
        <draw:frame draw:style-name="gr1" draw:text-style-name="P1" draw:layer="layout" svg:width="1.016cm" svg:height="1.147cm" svg:x="1.778cm" svg:y="2.794cm">
          <draw:image xlink:href="Pictures/100000000000006E00000095063C5BDE.png" xlink:type="simple" xlink:show="embed" xlink:actuate="onLoad">
            <text:p/>
          </draw:image>
        </draw:frame>
        <draw:frame draw:style-name="gr1" draw:text-style-name="P1" draw:layer="layout" svg:width="1.797cm" svg:height="1.651cm" svg:x="5.061cm" svg:y="2.54cm">
          <draw:image xlink:href="Pictures/100000000000011100000132C42E04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8T15:45:04</meta:creation-date>
    <dc:date>2015-06-17T11:43:13</dc:date>
    <meta:editing-duration>PT26M59S</meta:editing-duration>
    <meta:editing-cycles>13</meta:editing-cycles>
    <meta:generator>LibreOffice/3.6$Linux_x86 LibreOffice_project/360m1$Build-304</meta:generator>
    <meta:document-statistic meta:object-count="4"/>
  </office:meta>
</office:document-meta>
</file>